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05579b" officeooo:paragraph-rsid="0005579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rsid="0005579b" officeooo:paragraph-rsid="0005579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5579b" officeooo:paragraph-rsid="0005579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8782b" officeooo:paragraph-rsid="0008782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91aab"/>
    </style:style>
    <style:style style:name="P6" style:family="paragraph" style:parent-style-name="Text_20_body">
      <style:paragraph-properties fo:text-align="start" style:justify-single-word="false"/>
      <style:text-properties officeooo:rsid="00065a6b" officeooo:paragraph-rsid="00065a6b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text-underline-style="none" officeooo:rsid="00065a6b" officeooo:paragraph-rsid="00065a6b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text-underline-style="none" officeooo:rsid="00065a6b" officeooo:paragraph-rsid="000999be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style:text-underline-style="none" officeooo:rsid="0007723f" officeooo:paragraph-rsid="0007723f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style:text-underline-style="none" officeooo:rsid="0007e45c" officeooo:paragraph-rsid="0007e45c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style:text-underline-style="none" officeooo:rsid="000999be" officeooo:paragraph-rsid="000999be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065a6b" officeooo:paragraph-rsid="00065a6b"/>
    </style:style>
    <style:style style:name="P13" style:family="paragraph" style:parent-style-name="Text_20_body">
      <style:paragraph-properties fo:text-align="start" style:justify-single-word="false"/>
      <style:text-properties officeooo:paragraph-rsid="00091aab"/>
    </style:style>
    <style:style style:name="P14" style:family="paragraph" style:parent-style-name="Text_20_body">
      <style:paragraph-properties fo:text-align="start" style:justify-single-word="false"/>
      <style:text-properties officeooo:rsid="00091aab" officeooo:paragraph-rsid="00091aab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5579b" officeooo:paragraph-rsid="00091aab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000000" loext:opacity="100%" style:text-underline-style="none" officeooo:rsid="00091aab" officeooo:paragraph-rsid="00091aab"/>
    </style:style>
    <style:style style:name="P17" style:family="paragraph" style:parent-style-name="Text_20_body">
      <style:paragraph-properties fo:text-align="start" style:justify-single-word="false"/>
      <style:text-properties fo:color="#000000" loext:opacity="100%" style:text-underline-style="none" officeooo:rsid="0007723f" officeooo:paragraph-rsid="0007723f"/>
    </style:style>
    <style:style style:name="P18" style:family="paragraph" style:parent-style-name="Text_20_body">
      <style:paragraph-properties fo:text-align="start" style:justify-single-word="false"/>
      <style:text-properties officeooo:paragraph-rsid="0007723f"/>
    </style:style>
    <style:style style:name="T1" style:family="text">
      <style:text-properties fo:font-weight="bold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fo:color="#000000" loext:opacity="100%" style:text-underline-style="none" officeooo:rsid="0005579b"/>
    </style:style>
    <style:style style:name="T4" style:family="text">
      <style:text-properties fo:color="#000000" loext:opacity="100%" style:text-underline-style="none" officeooo:rsid="00065a6b"/>
    </style:style>
    <style:style style:name="T5" style:family="text">
      <style:text-properties fo:color="#000000" loext:opacity="100%" style:text-underline-style="none" officeooo:rsid="000999be"/>
    </style:style>
    <style:style style:name="T6" style:family="text">
      <style:text-properties fo:color="#000000" loext:opacity="100%" style:text-underline-style="solid" style:text-underline-width="auto" style:text-underline-color="font-color"/>
    </style:style>
    <style:style style:name="T7" style:family="text">
      <style:text-properties fo:color="#000000" loext:opacity="100%" style:text-underline-style="solid" style:text-underline-width="auto" style:text-underline-color="font-color" officeooo:rsid="0007723f"/>
    </style:style>
    <style:style style:name="T8" style:family="text">
      <style:text-properties officeooo:rsid="000999be"/>
    </style:style>
    <style:style style:name="T9" style:family="text">
      <style:text-properties fo:color="#729fcf" loext:opacity="100%" fo:font-weight="bold" style:font-weight-asian="bold" style:font-weight-complex="bold"/>
    </style:style>
    <style:style style:name="T10" style:family="text">
      <style:text-properties fo:color="#729fcf" loext:opacity="100%" fo:font-weight="bold" officeooo:rsid="000999be" style:font-weight-asian="bold" style:font-weight-complex="bold"/>
    </style:style>
    <style:style style:name="T11" style:family="text">
      <style:text-properties fo:color="#729fcf" loext:opacity="100%" officeooo:rsid="000c5463"/>
    </style:style>
    <style:style style:name="T12" style:family="text">
      <style:text-properties officeooo:rsid="0007723f"/>
    </style:style>
    <style:style style:name="T13" style:family="text">
      <style:text-properties officeooo:rsid="000ae682"/>
    </style:style>
    <style:style style:name="T14" style:family="text">
      <style:text-properties officeooo:rsid="000c54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DZIM <text:s text:c="131"/>Groupe1</text:p>
      <text:p text:style-name="P4">Marwa <text:s text:c="134"/>CP2I <text:s text:c="2"/></text:p>
      <text:p text:style-name="P4"/>
      <text:p text:style-name="P1"/>
      <text:p text:style-name="P1"/>
      <text:p text:style-name="P1">Rapport projet : Ane_rouge</text:p>
      <text:p text:style-name="P2"/>
      <text:p text:style-name="P3">Description :</text:p>
      <text:p text:style-name="P15">Le but de ce projet consiste à créer le jeu de l’âne rouge. </text:p>
      <text:p text:style-name="P5"><text:span text:style-name="T1">L'Âne rouge</text:span> est<text:span text:style-name="T2"> un </text:span><text:span text:style-name="T3">puzzle</text:span><text:span text:style-name="T2"> à pièces coulissantes ou </text:span><text:span text:style-name="T3">casse-tête de déplacements</text:span><text:span text:style-name="T2"> proche du </text:span><text:span text:style-name="T3">taquin</text:span><text:span text:style-name="T2">. </text:span></text:p>
      <text:p text:style-name="P13"><text:span text:style-name="T2">Le but du jeu est d'amener l'âne, représenté par le grand </text:span><text:span text:style-name="T4">carré</text:span><text:span text:style-name="T2"> rouge, en bas du plateau par glissements successifs des éléments. </text:span></text:p>
      <text:p text:style-name="P13"><text:span text:style-name="T2">La grille est constituée uniquement de petits </text:span><text:span text:style-name="T4">carrés</text:span><text:span text:style-name="T2">, de </text:span><text:span text:style-name="T4">rectangles,</text:span><text:span text:style-name="T2"> et de l'</text:span><text:span text:style-name="T4">âne</text:span><text:span text:style-name="T2">. </text:span></text:p>
      <text:p text:style-name="P16">Le programme vous montre d’abord comment jouer à ce jeu, puis il vous propose plusieurs positions initiales de diverses difficultés.</text:p>
      <text:p text:style-name="P16">Vous pouvez fermer la fenêtre du jeu à n’importe quel moment à l’aide du bouton de la fermeture de la fenêtre.</text:p>
      <text:p text:style-name="P14"><text:span text:style-name="T5">Des sons sont ajoutés dans c</text:span><text:span text:style-name="T2">e jeu pour le rendre plus réaliste.</text:span></text:p>
      <text:p text:style-name="P6"><text:span text:style-name="T6">Compilation </text:span><text:span text:style-name="T2">:</text:span></text:p>
      <text:p text:style-name="P7">Pour compiler et lancer l’exécutable il suffit de lancer le terminal, puis :</text:p>
      <text:p text:style-name="P7">-accéder au dossier src où se trouve le fichier, pour cela lancer la commande <text:span text:style-name="T11">cd Idzim_Marwa </text:span><text:span text:style-name="T14">puis la commande </text:span><text:span text:style-name="T9">cd src </text:span>.</text:p>
      <text:p text:style-name="P7">-<text:span text:style-name="T8">taper la commande </text:span><text:span text:style-name="T10">pulseaudio&amp;</text:span><text:span text:style-name="T8"> , afin d’écouter les effets sonors du jeu.</text:span></text:p>
      <text:p text:style-name="P7">-lancer la commande <text:span text:style-name="T9">make run</text:span>. <text:s/>Un fichier makefile permet d’utiliser cette commande directement pour compiler le programme et lancer le fichier exécutable.</text:p>
      <text:p text:style-name="P12">Jouer :</text:p>
      <text:p text:style-name="P11">Une fois le programme est compilé, une fenêtre noire avec le logo de l’âne rouge apparaîttra dans votre écran ; vous devez appuyer sur espace pour commencer à jouer.</text:p>
      <text:p text:style-name="P8">Pour jouer, c’est simple, il suffit de suivre les instructions affichées à l’écran  <text:span text:style-name="T8">(vous devez appuyer sur NEXT pour défiler ces instructions)</text:span>:</text:p>
      <text:p text:style-name="P8">Pour déplacer une pièce, vous devez <text:span text:style-name="T12">cliquer </text:span>sur la pièce à l’aide du bouton gauche de votre souris et <text:span text:style-name="T12">cliquer</text:span> sur l’endroit où vous voulez déplacer la pièce à l’aide du bouton droit de votre souris.</text:p>
      <text:p text:style-name="P9">Avant de jouer, vous devez appuyer sur le niveau de votre choix ou appuyer sur random si vous n’arrivez pas à décider.</text:p>
      <text:p text:style-name="P9">Si vous arrivez à libérer l’âne rouge, vous aurez le droit de rejouer si vous en avez envie en cliquant sur replay. Sinon vous pouvez sortir du jeu en cliquant sur exit.</text:p>
      <text:p text:style-name="P10">Si vous n’arrivez pas à libérer l’âne rouge mais vous voulez quitter le jeu, vous n’avez qu’à appuyer sur le bouton de fermeture de la fenêtre <text:span text:style-name="T13">et votre fenêtre se fermera</text:span>.</text:p>
      <text:p text:style-name="P18"><text:span text:style-name="T7">Piste d’amélioration 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6:00:01.937188160</meta:creation-date>
    <dc:date>2024-06-04T20:16:07.326768371</dc:date>
    <meta:editing-duration>PT5M7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1" meta:paragraph-count="24" meta:word-count="374" meta:character-count="2433" meta:non-whitespace-character-count="1808"/>
  </office:meta>
</office:document-meta>
</file>